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800000208AFD3109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677cm" fo:min-width="4.089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99cm" svg:height="9.841cm" svg:x="-0.012cm" svg:y="-0.002cm">
          <draw:image xlink:href="Pictures/100000010000034800000208AFD31093.png" xlink:type="simple" xlink:show="embed" xlink:actuate="onLoad" draw:mime-type="image/png">
            <text:p/>
          </draw:image>
        </draw:frame>
        <draw:custom-shape draw:style-name="gr2" draw:text-style-name="P2" draw:layer="layout" svg:width="4.589cm" svg:height="1.927cm" svg:x="9.266cm" svg:y="3.644cm">
          <text:p text:style-name="P2">If a recording has siblings, they will appear here. Click on a sibling to select it. Go to Selector for more information. Drag it to the panel on the right to play it.</text:p>
          <draw:enhanced-geometry svg:viewBox="0 0 21600 21600" draw:mirror-horizontal="false" draw:type="line-callout-1" draw:modifiers="-8748.23529411765 -5512.03319502075 -1176.47058823529 6217.842323651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9cm" fo:page-height="9.8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4:36:29.960935667</dc:date>
    <meta:editing-cycles>19</meta:editing-cycles>
    <meta:editing-duration>P1DT2H9M39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